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704cm" fo:margin-left="2.895cm" table:align="left" fo:background-color="transparent">
        <style:background-image/>
      </style:table-properties>
    </style:style>
    <style:style style:name="Table1.A" style:family="table-column">
      <style:table-column-properties style:column-width="0.714cm"/>
    </style:style>
    <style:style style:name="Table1.B" style:family="table-column">
      <style:table-column-properties style:column-width="0.794cm"/>
    </style:style>
    <style:style style:name="Table1.C" style:family="table-column">
      <style:table-column-properties style:column-width="0.688cm"/>
    </style:style>
    <style:style style:name="Table1.H" style:family="table-column">
      <style:table-column-properties style:column-width="0.704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E1" style:family="table-cell">
      <style:table-cell-properties fo:background-color="#80808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H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none" fo:border-top="none" fo:border-bottom="0.5pt solid #000000"/>
    </style:style>
    <style:style style:name="Table1.E2" style:family="table-cell">
      <style:table-cell-properties fo:background-color="#808080" fo:padding="0.097cm" fo:border-left="0.5pt solid #000000" fo:border-right="none" fo:border-top="none" fo:border-bottom="0.5pt solid #000000">
        <style:background-image/>
      </style:table-cell-properties>
    </style:style>
    <style:style style:name="Table1.F2" style:family="table-cell">
      <style:table-cell-properties fo:padding="0.097cm" fo:border-left="0.5pt solid #000000" fo:border-right="none" fo:border-top="none" fo:border-bottom="0.5pt solid #000000"/>
    </style:style>
    <style:style style:name="Table1.G2" style:family="table-cell">
      <style:table-cell-properties fo:padding="0.097cm" fo:border-left="0.5pt solid #000000" fo:border-right="none" fo:border-top="none" fo:border-bottom="0.5pt solid #000000"/>
    </style:style>
    <style:style style:name="Table1.H2" style:family="table-cell">
      <style:table-cell-properties fo:padding="0.097cm" fo:border-left="0.5pt solid #000000" fo:border-right="0.5pt solid #000000" fo:border-top="none" fo:border-bottom="0.5pt solid #000000"/>
    </style:style>
    <style:style style:name="Table1.A3" style:family="table-cell">
      <style:table-cell-properties fo:padding="0.097cm" fo:border-left="0.5pt solid #000000" fo:border-right="none" fo:border-top="none" fo:border-bottom="0.5pt solid #000000"/>
    </style:style>
    <style:style style:name="Table1.B3" style:family="table-cell">
      <style:table-cell-properties fo:padding="0.097cm" fo:border-left="0.5pt solid #000000" fo:border-right="none" fo:border-top="none" fo:border-bottom="0.5pt solid #000000"/>
    </style:style>
    <style:style style:name="Table1.C3" style:family="table-cell">
      <style:table-cell-properties fo:background-color="#81d41a" fo:padding="0.097cm" fo:border-left="0.5pt solid #000000" fo:border-right="none" fo:border-top="none" fo:border-bottom="0.5pt solid #000000">
        <style:background-image/>
      </style:table-cell-properties>
    </style:style>
    <style:style style:name="Table1.G3" style:family="table-cell">
      <style:table-cell-properties fo:padding="0.097cm" fo:border-left="0.5pt solid #000000" fo:border-right="none" fo:border-top="none" fo:border-bottom="0.5pt solid #000000"/>
    </style:style>
    <style:style style:name="Table1.H3" style:family="table-cell">
      <style:table-cell-properties fo:padding="0.097cm" fo:border-left="0.5pt solid #000000" fo:border-right="0.5pt solid #000000" fo:border-top="none" fo:border-bottom="0.5pt solid #000000"/>
    </style:style>
    <style:style style:name="Table1.A4" style:family="table-cell">
      <style:table-cell-properties fo:background-color="#999999" fo:padding="0.097cm" fo:border-left="0.5pt solid #000000" fo:border-right="none" fo:border-top="none" fo:border-bottom="0.5pt solid #000000">
        <style:background-image/>
      </style:table-cell-properties>
    </style:style>
    <style:style style:name="Table1.E4" style:family="table-cell">
      <style:table-cell-properties fo:background-color="#342a06" fo:padding="0.097cm" fo:border-left="0.5pt solid #000000" fo:border-right="none" fo:border-top="none" fo:border-bottom="0.5pt solid #000000">
        <style:background-image/>
      </style:table-cell-properties>
    </style:style>
    <style:style style:name="Table1.H4" style:family="table-cell">
      <style:table-cell-properties fo:background-color="#808080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A5" style:family="table-cell">
      <style:table-cell-properties fo:padding="0.097cm" fo:border-left="0.5pt solid #000000" fo:border-right="none" fo:border-top="none" fo:border-bottom="0.5pt solid #000000"/>
    </style:style>
    <style:style style:name="Table1.B5" style:family="table-cell">
      <style:table-cell-properties fo:padding="0.097cm" fo:border-left="0.5pt solid #000000" fo:border-right="none" fo:border-top="none" fo:border-bottom="0.5pt solid #000000"/>
    </style:style>
    <style:style style:name="Table1.G5" style:family="table-cell">
      <style:table-cell-properties fo:padding="0.097cm" fo:border-left="0.5pt solid #000000" fo:border-right="none" fo:border-top="none" fo:border-bottom="0.5pt solid #000000"/>
    </style:style>
    <style:style style:name="Table1.H5" style:family="table-cell">
      <style:table-cell-properties fo:padding="0.097cm" fo:border-left="0.5pt solid #000000" fo:border-right="0.5pt solid #000000" fo:border-top="none" fo:border-bottom="0.5pt solid #000000"/>
    </style:style>
    <style:style style:name="Table1.A6" style:family="table-cell">
      <style:table-cell-properties fo:padding="0.097cm" fo:border-left="0.5pt solid #000000" fo:border-right="none" fo:border-top="none" fo:border-bottom="0.5pt solid #000000"/>
    </style:style>
    <style:style style:name="Table1.B6" style:family="table-cell">
      <style:table-cell-properties fo:padding="0.097cm" fo:border-left="0.5pt solid #000000" fo:border-right="none" fo:border-top="none" fo:border-bottom="0.5pt solid #000000"/>
    </style:style>
    <style:style style:name="Table1.G6" style:family="table-cell">
      <style:table-cell-properties fo:padding="0.097cm" fo:border-left="0.5pt solid #000000" fo:border-right="none" fo:border-top="none" fo:border-bottom="0.5pt solid #000000"/>
    </style:style>
    <style:style style:name="Table1.H6" style:family="table-cell">
      <style:table-cell-properties fo:padding="0.097cm" fo:border-left="0.5pt solid #000000" fo:border-right="0.5pt solid #000000" fo:border-top="none" fo:border-bottom="0.5pt solid #000000"/>
    </style:style>
    <style:style style:name="Table1.A7" style:family="table-cell">
      <style:table-cell-properties fo:padding="0.097cm" fo:border-left="0.5pt solid #000000" fo:border-right="none" fo:border-top="none" fo:border-bottom="0.5pt solid #000000"/>
    </style:style>
    <style:style style:name="Table1.B7" style:family="table-cell">
      <style:table-cell-properties fo:padding="0.097cm" fo:border-left="0.5pt solid #000000" fo:border-right="none" fo:border-top="none" fo:border-bottom="0.5pt solid #000000"/>
    </style:style>
    <style:style style:name="Table1.C7" style:family="table-cell">
      <style:table-cell-properties fo:padding="0.097cm" fo:border-left="0.5pt solid #000000" fo:border-right="none" fo:border-top="none" fo:border-bottom="0.5pt solid #000000"/>
    </style:style>
    <style:style style:name="Table1.D7" style:family="table-cell">
      <style:table-cell-properties fo:padding="0.097cm" fo:border-left="0.5pt solid #000000" fo:border-right="none" fo:border-top="none" fo:border-bottom="0.5pt solid #000000"/>
    </style:style>
    <style:style style:name="Table1.F7" style:family="table-cell">
      <style:table-cell-properties fo:padding="0.097cm" fo:border-left="0.5pt solid #000000" fo:border-right="none" fo:border-top="none" fo:border-bottom="0.5pt solid #000000"/>
    </style:style>
    <style:style style:name="Table1.G7" style:family="table-cell">
      <style:table-cell-properties fo:padding="0.097cm" fo:border-left="0.5pt solid #000000" fo:border-right="none" fo:border-top="none" fo:border-bottom="0.5pt solid #000000"/>
    </style:style>
    <style:style style:name="Table1.H7" style:family="table-cell">
      <style:table-cell-properties fo:padding="0.097cm" fo:border-left="0.5pt solid #000000" fo:border-right="0.5pt solid #000000" fo:border-top="none" fo:border-bottom="0.5pt solid #000000"/>
    </style:style>
    <style:style style:name="Table1.A8" style:family="table-cell">
      <style:table-cell-properties fo:padding="0.097cm" fo:border-left="0.5pt solid #000000" fo:border-right="none" fo:border-top="none" fo:border-bottom="0.5pt solid #000000"/>
    </style:style>
    <style:style style:name="Table1.B8" style:family="table-cell">
      <style:table-cell-properties fo:padding="0.097cm" fo:border-left="0.5pt solid #000000" fo:border-right="none" fo:border-top="none" fo:border-bottom="0.5pt solid #000000"/>
    </style:style>
    <style:style style:name="Table1.C8" style:family="table-cell">
      <style:table-cell-properties fo:padding="0.097cm" fo:border-left="0.5pt solid #000000" fo:border-right="none" fo:border-top="none" fo:border-bottom="0.5pt solid #000000"/>
    </style:style>
    <style:style style:name="Table1.D8" style:family="table-cell">
      <style:table-cell-properties fo:padding="0.097cm" fo:border-left="0.5pt solid #000000" fo:border-right="none" fo:border-top="none" fo:border-bottom="0.5pt solid #000000"/>
    </style:style>
    <style:style style:name="Table1.F8" style:family="table-cell">
      <style:table-cell-properties fo:padding="0.097cm" fo:border-left="0.5pt solid #000000" fo:border-right="none" fo:border-top="none" fo:border-bottom="0.5pt solid #000000"/>
    </style:style>
    <style:style style:name="Table1.G8" style:family="table-cell">
      <style:table-cell-properties fo:padding="0.097cm" fo:border-left="0.5pt solid #000000" fo:border-right="none" fo:border-top="none" fo:border-bottom="0.5pt solid #000000"/>
    </style:style>
    <style:style style:name="Table1.H8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20039d" officeooo:paragraph-rsid="0020039d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Heading_20_1">
      <style:paragraph-properties fo:break-before="page"/>
      <style:text-properties officeooo:rsid="002dc50a" officeooo:paragraph-rsid="002dc50a"/>
    </style:style>
    <style:style style:name="P8" style:family="paragraph" style:parent-style-name="Heading_20_2">
      <style:paragraph-properties fo:break-before="page"/>
    </style:style>
    <style:style style:name="P9" style:family="paragraph" style:parent-style-name="Heading_20_2" style:list-style-name=""/>
    <style:style style:name="P10" style:family="paragraph" style:parent-style-name="Heading_20_3">
      <style:text-properties officeooo:rsid="002f8763" officeooo:paragraph-rsid="002f8763"/>
    </style:style>
    <style:style style:name="P11" style:family="paragraph" style:parent-style-name="Heading_20_4">
      <style:paragraph-properties fo:break-before="page"/>
      <style:text-properties officeooo:paragraph-rsid="0020039d"/>
    </style:style>
    <style:style style:name="P12" style:family="paragraph" style:parent-style-name="Heading_20_4" style:list-style-name="">
      <style:text-properties officeooo:paragraph-rsid="0020039d"/>
    </style:style>
    <style:style style:name="P13" style:family="paragraph" style:parent-style-name="Table_20_Contents">
      <style:text-properties fo:background-color="#5eb91e"/>
    </style:style>
    <style:style style:name="P14" style:family="paragraph" style:parent-style-name="Text_20_body">
      <style:text-properties officeooo:rsid="0020039d" officeooo:paragraph-rsid="0020039d"/>
    </style:style>
    <style:style style:name="P15" style:family="paragraph" style:parent-style-name="Text_20_body" style:list-style-name="L3">
      <style:text-properties officeooo:rsid="0020039d" officeooo:paragraph-rsid="0020039d"/>
    </style:style>
    <style:style style:name="P16" style:family="paragraph" style:parent-style-name="Text_20_body" style:list-style-name="L3">
      <style:text-properties officeooo:paragraph-rsid="0020039d"/>
    </style:style>
    <style:style style:name="P17" style:family="paragraph" style:parent-style-name="Text_20_body">
      <style:text-properties officeooo:rsid="00211f54" officeooo:paragraph-rsid="00211f54"/>
    </style:style>
    <style:style style:name="P18" style:family="paragraph" style:parent-style-name="Text_20_body" style:list-style-name="L4">
      <style:text-properties officeooo:rsid="00211f54" officeooo:paragraph-rsid="00211f54"/>
    </style:style>
    <style:style style:name="P19" style:family="paragraph" style:parent-style-name="Text_20_body" style:list-style-name="L5">
      <style:text-properties officeooo:rsid="00211f54" officeooo:paragraph-rsid="00211f54"/>
    </style:style>
    <style:style style:name="P20" style:family="paragraph" style:parent-style-name="Text_20_body" style:list-style-name="L5">
      <style:text-properties officeooo:rsid="00244a3a" officeooo:paragraph-rsid="00244a3a"/>
    </style:style>
    <style:style style:name="P21" style:family="paragraph" style:parent-style-name="Text_20_body">
      <style:text-properties officeooo:rsid="00244a3a" officeooo:paragraph-rsid="00244a3a"/>
    </style:style>
    <style:style style:name="P22" style:family="paragraph" style:parent-style-name="Text_20_body">
      <style:text-properties officeooo:rsid="00244a3a" officeooo:paragraph-rsid="0025298d"/>
    </style:style>
    <style:style style:name="P23" style:family="paragraph" style:parent-style-name="Text_20_body">
      <style:text-properties officeooo:rsid="002a9944" officeooo:paragraph-rsid="002a9944"/>
    </style:style>
    <style:style style:name="P24" style:family="paragraph" style:parent-style-name="Text_20_body">
      <style:text-properties officeooo:paragraph-rsid="002a9944"/>
    </style:style>
    <style:style style:name="P25" style:family="paragraph" style:parent-style-name="Text_20_body">
      <style:text-properties officeooo:rsid="002c77db" officeooo:paragraph-rsid="002c77db"/>
    </style:style>
    <style:style style:name="P26" style:family="paragraph" style:parent-style-name="Text_20_body">
      <style:text-properties officeooo:rsid="002dc50a" officeooo:paragraph-rsid="002dc50a"/>
    </style:style>
    <style:style style:name="P27" style:family="paragraph" style:parent-style-name="Text_20_body">
      <style:text-properties officeooo:rsid="002f8763" officeooo:paragraph-rsid="002f8763"/>
    </style:style>
    <style:style style:name="P28" style:family="paragraph" style:parent-style-name="Text_20_body">
      <style:text-properties officeooo:rsid="00308959" officeooo:paragraph-rsid="00308959"/>
    </style:style>
    <style:style style:name="P29" style:family="paragraph" style:parent-style-name="Title">
      <style:text-properties officeooo:rsid="00244a3a" officeooo:paragraph-rsid="0025298d"/>
    </style:style>
    <style:style style:name="P3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officeooo:rsid="001d3e9c"/>
    </style:style>
    <style:style style:name="T2" style:family="text">
      <style:text-properties officeooo:rsid="001d66bf"/>
    </style:style>
    <style:style style:name="T3" style:family="text">
      <style:text-properties officeooo:rsid="0020039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position="sub 58%"/>
    </style:style>
    <style:style style:name="T7" style:family="text">
      <style:text-properties style:text-position="0% 100%"/>
    </style:style>
    <style:style style:name="T8" style:family="text">
      <style:text-properties officeooo:rsid="0022f5f8"/>
    </style:style>
    <style:style style:name="T9" style:family="text">
      <style:text-properties officeooo:rsid="003197a2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I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Free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ext:p text:style-name="P29">Gardens of Eris <text:s/></text:p>
      <text:p text:style-name="P29">Pieruński Labirynth.</text:p>
      <text:p text:style-name="P2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span>T</text:index-entry-span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6">Table of Contents</text:p>
          </text:index-title>
          <text:p text:style-name="P2"><text:a xlink:type="simple" xlink:href="#__RefHeading___Toc174_1064105988" text:style-name="Index_20_Link" text:visited-style-name="Index_20_Link">TProject description and goals.<text:tab/>3</text:a></text:p>
          <text:p text:style-name="P3"><text:a xlink:type="simple" xlink:href="#__RefHeading___Toc1_1064105988" text:style-name="Index_20_Link" text:visited-style-name="Index_20_Link">General requirements<text:tab/>3</text:a></text:p>
          <text:p text:style-name="P4"><text:a xlink:type="simple" xlink:href="#__RefHeading___Toc107_1064105988" text:style-name="Index_20_Link" text:visited-style-name="Index_20_Link">Coding practise<text:tab/>4</text:a></text:p>
          <text:p text:style-name="P3"><text:a xlink:type="simple" xlink:href="#__RefHeading___Toc111_1064105988" text:style-name="Index_20_Link" text:visited-style-name="Index_20_Link">Video<text:tab/>5</text:a></text:p>
          <text:p text:style-name="P4"><text:a xlink:type="simple" xlink:href="#__RefHeading___Toc113_1064105988" text:style-name="Index_20_Link" text:visited-style-name="Index_20_Link">Graphics fullscreen mode<text:tab/>5</text:a></text:p>
          <text:p text:style-name="P4"><text:a xlink:type="simple" xlink:href="#__RefHeading___Toc115_1064105988" text:style-name="Index_20_Link" text:visited-style-name="Index_20_Link">Splash screen<text:tab/>5</text:a></text:p>
          <text:p text:style-name="P4"><text:a xlink:type="simple" xlink:href="#__RefHeading___Toc117_1064105988" text:style-name="Index_20_Link" text:visited-style-name="Index_20_Link">Game menu<text:tab/>5</text:a></text:p>
          <text:p text:style-name="P4"><text:a xlink:type="simple" xlink:href="#__RefHeading___Toc119_1064105988" text:style-name="Index_20_Link" text:visited-style-name="Index_20_Link">Skins<text:tab/>5</text:a></text:p>
          <text:p text:style-name="P5"><text:a xlink:type="simple" xlink:href="#__RefHeading___Toc121_1064105988" text:style-name="Index_20_Link" text:visited-style-name="Index_20_Link">Skin file format<text:tab/>5</text:a></text:p>
          <text:p text:style-name="P5"><text:a xlink:type="simple" xlink:href="#__RefHeading___Toc123_1064105988" text:style-name="Index_20_Link" text:visited-style-name="Index_20_Link">Skin handling<text:tab/>5</text:a></text:p>
          <text:p text:style-name="P4"><text:a xlink:type="simple" xlink:href="#__RefHeading___Toc125_1064105988" text:style-name="Index_20_Link" text:visited-style-name="Index_20_Link">Game screen<text:tab/>5</text:a></text:p>
          <text:p text:style-name="P4"><text:a xlink:type="simple" xlink:href="#__RefHeading___Toc127_1064105988" text:style-name="Index_20_Link" text:visited-style-name="Index_20_Link">End screen<text:tab/>5</text:a></text:p>
          <text:p text:style-name="P3"><text:a xlink:type="simple" xlink:href="#__RefHeading___Toc129_1064105988" text:style-name="Index_20_Link" text:visited-style-name="Index_20_Link">Level Generator<text:tab/>5</text:a></text:p>
          <text:p text:style-name="P4"><text:a xlink:type="simple" xlink:href="#__RefHeading___Toc138_1064105988" text:style-name="Index_20_Link" text:visited-style-name="Index_20_Link">Area placeholder<text:tab/>6</text:a></text:p>
          <text:p text:style-name="P4"><text:a xlink:type="simple" xlink:href="#__RefHeading___Toc140_1064105988" text:style-name="Index_20_Link" text:visited-style-name="Index_20_Link">Maze generator<text:tab/>6</text:a></text:p>
          <text:p text:style-name="P4"><text:a xlink:type="simple" xlink:href="#__RefHeading___Toc146_1064105988" text:style-name="Index_20_Link" text:visited-style-name="Index_20_Link">Object placer<text:tab/>7</text:a></text:p>
          <text:p text:style-name="P5"><text:a xlink:type="simple" xlink:href="#__RefHeading___Toc148_1064105988" text:style-name="Index_20_Link" text:visited-style-name="Index_20_Link">Create a list of objects to be placed in the maze<text:tab/>7</text:a></text:p>
          <text:p text:style-name="P5"><text:a xlink:type="simple" xlink:href="#__RefHeading___Toc150_1064105988" text:style-name="Index_20_Link" text:visited-style-name="Index_20_Link">Search the maze for appropriate spaces<text:tab/>7</text:a></text:p>
          <text:p text:style-name="P5"><text:a xlink:type="simple" xlink:href="#__RefHeading___Toc152_1064105988" text:style-name="Index_20_Link" text:visited-style-name="Index_20_Link">Validate a spot, if it is acceptable for an object<text:tab/>7</text:a></text:p>
          <text:p text:style-name="P5"><text:a xlink:type="simple" xlink:href="#__RefHeading___Toc154_1064105988" text:style-name="Index_20_Link" text:visited-style-name="Index_20_Link">Recalculate the surfaces in the search tree<text:tab/>8</text:a></text:p>
          <text:p text:style-name="P5"><text:a xlink:type="simple" xlink:href="#__RefHeading___Toc156_1064105988" text:style-name="Index_20_Link" text:visited-style-name="Index_20_Link">Select objects to be placed randomly with certin probablilities.<text:tab/>8</text:a></text:p>
          <text:p text:style-name="P3"><text:a xlink:type="simple" xlink:href="#__RefHeading___Toc131_1064105988" text:style-name="Index_20_Link" text:visited-style-name="Index_20_Link">Mechanics<text:tab/>8</text:a></text:p>
          <text:p text:style-name="P4"><text:a xlink:type="simple" xlink:href="#__RefHeading___Toc158_1064105988" text:style-name="Index_20_Link" text:visited-style-name="Index_20_Link">Bare element interface<text:tab/>8</text:a></text:p>
          <text:p text:style-name="P4"><text:a xlink:type="simple" xlink:href="#__RefHeading___Toc160_1064105988" text:style-name="Index_20_Link" text:visited-style-name="Index_20_Link">Non steppable<text:tab/>8</text:a></text:p>
          <text:p text:style-name="P4"><text:a xlink:type="simple" xlink:href="#__RefHeading___Toc162_1064105988" text:style-name="Index_20_Link" text:visited-style-name="Index_20_Link">Killable<text:tab/>8</text:a></text:p>
          <text:p text:style-name="P4"><text:a xlink:type="simple" xlink:href="#__RefHeading___Toc164_1064105988" text:style-name="Index_20_Link" text:visited-style-name="Index_20_Link">Destroyable<text:tab/>8</text:a></text:p>
          <text:p text:style-name="P4"><text:a xlink:type="simple" xlink:href="#__RefHeading___Toc166_1064105988" text:style-name="Index_20_Link" text:visited-style-name="Index_20_Link">Mechanical<text:tab/>8</text:a></text:p>
          <text:p text:style-name="P4"><text:a xlink:type="simple" xlink:href="#__RefHeading___Toc168_1064105988" text:style-name="Index_20_Link" text:visited-style-name="Index_20_Link">Interactive<text:tab/>8</text:a></text:p>
          <text:p text:style-name="P3"><text:a xlink:type="simple" xlink:href="#__RefHeading___Toc133_1064105988" text:style-name="Index_20_Link" text:visited-style-name="Index_20_Link">Sound<text:tab/>8</text:a></text:p>
          <text:p text:style-name="P3"><text:a xlink:type="simple" xlink:href="#__RefHeading___Toc135_1064105988" text:style-name="Index_20_Link" text:visited-style-name="Index_20_Link">Other<text:tab/>8</text:a></text:p>
        </text:index-body>
      </text:table-of-content>
      <text:p text:style-name="Preformatted_20_Text"/>
      <text:h text:style-name="P7" text:outline-level="1">Dictionary</text:h>
      <text:p text:style-name="P26">Decorator – object that is steppable, can be destructable, can be interactive, must be declared as a decorator. </text:p>
      <text:p text:style-name="P26">Sound Decorator – basically an object that plays only sounds. Does not have any texture, is steppable, as other decorators.</text:p>
      <text:p text:style-name="P26"/>
      <text:p text:style-name="P26"/>
      <text:h text:style-name="Heading_20_1" text:outline-level="1"><text:bookmark-start text:name="__RefHeading___Toc1_1064105988"/>General requirements<text:bookmark-end text:name="__RefHeading___Toc1_1064105988"/></text:h>
      <text:p text:style-name="P1"/>
      <text:h text:style-name="P8" text:outline-level="2"><text:bookmark-start text:name="__RefHeading___Toc107_1064105988"/>Coding practise<text:bookmark-end text:name="__RefHeading___Toc107_1064105988"/></text:h>
      <text:p text:style-name="P14">We shell use C++20 standard with help of Boost library. </text:p>
      <text:h text:style-name="P12" text:outline-level="4"/>
      <text:h text:style-name="P11" text:outline-level="4"><text:bookmark-start text:name="__RefHeading___Toc109_1064105988"/><text:bookmark-end text:name="__RefHeading___Toc109_1064105988"/></text:h>
      <text:h text:style-name="Heading_20_1" text:outline-level="1"><text:bookmark-start text:name="__RefHeading___Toc111_1064105988"/><text:span text:style-name="T1">V</text:span>ideo<text:bookmark-end text:name="__RefHeading___Toc111_1064105988"/></text:h>
      <text:h text:style-name="Heading_20_2" text:outline-level="2"><text:bookmark-start text:name="__RefHeading___Toc113_1064105988"/>Graphics fullscreen mode<text:bookmark-end text:name="__RefHeading___Toc113_1064105988"/></text:h>
      <text:h text:style-name="Heading_20_2" text:outline-level="2"><text:bookmark-start text:name="__RefHeading___Toc115_1064105988"/>Splash screen<text:bookmark-end text:name="__RefHeading___Toc115_1064105988"/></text:h>
      <text:p text:style-name="P21">TBC</text:p>
      <text:h text:style-name="Heading_20_2" text:outline-level="2"><text:bookmark-start text:name="__RefHeading___Toc117_1064105988"/><text:span text:style-name="T1">G</text:span>ame menu<text:bookmark-end text:name="__RefHeading___Toc117_1064105988"/></text:h>
      <text:p text:style-name="P21">TBC</text:p>
      <text:h text:style-name="Heading_20_2" text:outline-level="2"><text:bookmark-start text:name="__RefHeading___Toc119_1064105988"/>Skins<text:bookmark-end text:name="__RefHeading___Toc119_1064105988"/></text:h>
      <text:p text:style-name="P21">TBC</text:p>
      <text:h text:style-name="Heading_20_3" text:outline-level="3"><text:bookmark-start text:name="__RefHeading___Toc121_1064105988"/>Skin file format<text:bookmark-end text:name="__RefHeading___Toc121_1064105988"/></text:h>
      <text:p text:style-name="P21">We use JSON as the skin file format. </text:p>
      <text:h text:style-name="Heading_20_3" text:outline-level="3"><text:bookmark-start text:name="__RefHeading___Toc123_1064105988"/>Skin handling<text:bookmark-end text:name="__RefHeading___Toc123_1064105988"/></text:h>
      <text:h text:style-name="Heading_20_2" text:outline-level="2"><text:bookmark-start text:name="__RefHeading___Toc125_1064105988"/>Game screen<text:bookmark-end text:name="__RefHeading___Toc125_1064105988"/></text:h>
      <text:p text:style-name="P21">TBC</text:p>
      <text:h text:style-name="Heading_20_2" text:outline-level="2"><text:bookmark-start text:name="__RefHeading___Toc127_1064105988"/>End screen<text:bookmark-end text:name="__RefHeading___Toc127_1064105988"/></text:h>
      <text:p text:style-name="P21">TBC</text:p>
      <text:h text:style-name="Heading_20_1" text:outline-level="1"><text:bookmark-start text:name="__RefHeading___Toc129_1064105988"/>Level Generator<text:bookmark-end text:name="__RefHeading___Toc129_1064105988"/></text:h>
      <text:p text:style-name="P14">Level generator consists of two parts, maze generator, and the object placer. Maze generator is responsible for creating random maze that is always solvable. </text:p>
      <text:p text:style-name="P14">The object placer has few functions:</text:p>
      <text:list xml:id="list2664554591" text:style-name="L3">
        <text:list-item>
          <text:p text:style-name="P16"><text:span text:style-name="T3">Creates objects</text:span></text:p>
          <text:list>
            <text:list-item>
              <text:p text:style-name="P15">Holds a list of allowed objects, not all of them are allowed</text:p>
            </text:list-item>
            <text:list-item>
              <text:p text:style-name="P15">Picks an element from that list, creates the right object, and then places it on a board</text:p>
            </text:list-item>
          </text:list>
        </text:list-item>
        <text:list-item>
          <text:p text:style-name="P15">Places them in the maze</text:p>
        </text:list-item>
        <text:list-item>
          <text:p text:style-name="P15">Finds places where objects can be safely placed</text:p>
        </text:list-item>
        <text:list-item>
          <text:p text:style-name="P15">Creates closed up spaces. The ones that are locked up with doors.</text:p>
        </text:list-item>
        <text:list-item>
          <text:p text:style-name="P15">Randomly picks objects to be created with known probablilities.</text:p>
        </text:list-item>
      </text:list>
      <text:p text:style-name="P14"><text:soft-page-break/>Random maze generator generates a spanning tree. So the object placer can find appropriate space to pick places from.</text:p>
      <text:p text:style-name="P17">Object placer randomly picks a number 5&gt;<text:span text:style-name="T4">n</text:span>&gt;1, and then calculates number of objects to create N=5*n.</text:p>
      <text:p text:style-name="P17">Object placer calculates <text:span text:style-name="T4">deS</text:span>- surface necesssary to place <text:span text:style-name="T4">N</text:span> elements.</text:p>
      <text:p text:style-name="P17">Object placer finds few fit (with tolerance <text:span text:style-name="T4">opT</text:span><text:span text:style-name="T5">) spaces, then randomly picks one, and places all elements there randomly.</text:span></text:p>
      <text:p text:style-name="P17"><text:span text:style-name="T5">Objects must not render the maze unsolvable.</text:span></text:p>
      <text:h text:style-name="Heading_20_2" text:outline-level="2"><text:bookmark-start text:name="__RefHeading___Toc138_1064105988"/>Area placeholder<text:bookmark-end text:name="__RefHeading___Toc138_1064105988"/></text:h>
      <text:p text:style-name="P17">Area placeholder is used to build a spanning tree for available areas.</text:p>
      <text:p text:style-name="P17">The root element is the whole board. The root element is the one that is distincted from others.</text:p>
      <text:p text:style-name="P17">The root element is element R. R is randomly divided into elements R<text:span text:style-name="T6">1</text:span><text:span text:style-name="T7">,R</text:span><text:span text:style-name="T6">2</text:span><text:span text:style-name="T7">,...,R</text:span><text:span text:style-name="T6">n</text:span></text:p>
      <text:p text:style-name="P17">We link root element with its children with bidirectional link.</text:p>
      <text:p text:style-name="P17">Then each children is treated like the root element, until the size of the children is acceptable.</text:p>
      <text:p text:style-name="P17">Area placeholder then can serve few functions:</text:p>
      <text:list text:style-name="L4">
        <text:list-item>
          <text:p text:style-name="P18">Find a space of requested size with some, requested tolerance (how big can it get)</text:p>
        </text:list-item>
        <text:list-item>
          <text:p text:style-name="P18">Find acceptable spots to place the newly created element on a borad (in a space)</text:p>
        </text:list-item>
        <text:list-item>
          <text:p text:style-name="P18">Remove already used spaces from the tree.</text:p>
        </text:list-item>
      </text:list>
      <text:h text:style-name="P9" text:outline-level="2"/>
      <text:h text:style-name="P8" text:outline-level="2"><text:bookmark-start text:name="__RefHeading___Toc140_1064105988"/>Maze generator<text:bookmark-end text:name="__RefHeading___Toc140_1064105988"/></text:h>
      <text:p text:style-name="P17">We will use a recurrent maze generator with few changes:</text:p>
      <text:list xml:id="list2646415796" text:style-name="L5">
        <text:list-item>
          <text:p text:style-name="P19">When the space is too long or to tall, it is divided vertically or horizontally.</text:p>
        </text:list-item>
        <text:list-item>
          <text:p text:style-name="P19">The maze is generated in a way, that the dividers are placed in more or less the center of the space. That more or less is we take the 50% of the length and height and pick randomly vertical and horizontal divider, then we add 25% of the size, and place the dividers. This way we want to avoid long corridors. <text:span text:style-name="T8">Like it is shown in the table below, the green area is the allowed “hit area”:</text:span></text:p>
          <text:p text:style-name="P19"/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A" table:number-columns-repeated="2"/>
        <table:table-column table:style-name="Table1.C"/>
        <table:table-column table:style-name="Table1.H"/>
        <table:table-row table:style-name="Table1.1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E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H1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C3" office:value-type="string">
            <text:p text:style-name="P13"/>
          </table:table-cell>
          <table:table-cell table:style-name="Table1.C3" office:value-type="string">
            <text:p text:style-name="P13"/>
          </table:table-cell>
          <table:table-cell table:style-name="Table1.E2" office:value-type="string">
            <text:p text:style-name="P13"/>
          </table:table-cell>
          <table:table-cell table:style-name="Table1.C3" office:value-type="string">
            <text:p text:style-name="P13"/>
          </table:table-cell>
          <table:table-cell table:style-name="Table1.G3" office:value-type="string">
            <text:p text:style-name="Table_20_Contents"/>
          </table:table-cell>
          <table:table-cell table:style-name="Table1.H3" office:value-type="string">
            <text:p text:style-name="Table_20_Contents"/>
          </table:table-cell>
        </table:table-row>
        <table:table-row table:style-name="Table1.1">
          <table:table-cell table:style-name="Table1.A4" office:value-type="string">
            <text:p text:style-name="Table_20_Contents"/>
          </table:table-cell>
          <table:table-cell table:style-name="Table1.A4" office:value-type="string">
            <text:p text:style-name="Table_20_Contents"/>
          </table:table-cell>
          <table:table-cell table:style-name="Table1.A4" office:value-type="string">
            <text:p text:style-name="P13"/>
          </table:table-cell>
          <table:table-cell table:style-name="Table1.A4" office:value-type="string">
            <text:p text:style-name="P13"/>
          </table:table-cell>
          <table:table-cell table:style-name="Table1.E4" office:value-type="string">
            <text:p text:style-name="P13"/>
          </table:table-cell>
          <table:table-cell table:style-name="Table1.E2" office:value-type="string">
            <text:p text:style-name="P13"/>
          </table:table-cell>
          <table:table-cell table:style-name="Table1.E2" office:value-type="string">
            <text:p text:style-name="Table_20_Contents"/>
          </table:table-cell>
          <table:table-cell table:style-name="Table1.H4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B5" office:value-type="string">
            <text:p text:style-name="Table_20_Contents"/>
          </table:table-cell>
          <table:table-cell table:style-name="Table1.C3" office:value-type="string">
            <text:p text:style-name="P13"/>
          </table:table-cell>
          <table:table-cell table:style-name="Table1.C3" office:value-type="string">
            <text:p text:style-name="P13"/>
          </table:table-cell>
          <table:table-cell table:style-name="Table1.E2" office:value-type="string">
            <text:p text:style-name="P13"/>
          </table:table-cell>
          <table:table-cell table:style-name="Table1.C3" office:value-type="string">
            <text:p text:style-name="P13"/>
          </table:table-cell>
          <table:table-cell table:style-name="Table1.G5" office:value-type="string">
            <text:p text:style-name="Table_20_Contents"/>
          </table:table-cell>
          <table:table-cell table:style-name="Table1.H5" office:value-type="string">
            <text:p text:style-name="Table_20_Contents"/>
          </table:table-cell>
        </table:table-row>
        <table:table-row table:style-name="Table1.1">
          <table:table-cell table:style-name="Table1.A6" office:value-type="string">
            <text:p text:style-name="Table_20_Contents"/>
          </table:table-cell>
          <table:table-cell table:style-name="Table1.B6" office:value-type="string">
            <text:p text:style-name="Table_20_Contents"/>
          </table:table-cell>
          <table:table-cell table:style-name="Table1.C3" office:value-type="string">
            <text:p text:style-name="P13"/>
          </table:table-cell>
          <table:table-cell table:style-name="Table1.C3" office:value-type="string">
            <text:p text:style-name="P13"/>
          </table:table-cell>
          <table:table-cell table:style-name="Table1.E2" office:value-type="string">
            <text:p text:style-name="P13"/>
          </table:table-cell>
          <table:table-cell table:style-name="Table1.C3" office:value-type="string">
            <text:p text:style-name="P13"/>
          </table:table-cell>
          <table:table-cell table:style-name="Table1.G6" office:value-type="string">
            <text:p text:style-name="Table_20_Contents"/>
          </table:table-cell>
          <table:table-cell table:style-name="Table1.H6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B7" office:value-type="string">
            <text:p text:style-name="Table_20_Contents"/>
          </table:table-cell>
          <table:table-cell table:style-name="Table1.C7" office:value-type="string">
            <text:p text:style-name="Table_20_Contents"/>
          </table:table-cell>
          <table:table-cell table:style-name="Table1.D7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  <table:table-cell table:style-name="Table1.F7" office:value-type="string">
            <text:p text:style-name="Table_20_Contents"/>
          </table:table-cell>
          <table:table-cell table:style-name="Table1.G7" office:value-type="string">
            <text:p text:style-name="Table_20_Contents"/>
          </table:table-cell>
          <table:table-cell table:style-name="Table1.H7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B8" office:value-type="string">
            <text:p text:style-name="Table_20_Contents"/>
          </table:table-cell>
          <table:table-cell table:style-name="Table1.C8" office:value-type="string">
            <text:p text:style-name="Table_20_Contents"/>
          </table:table-cell>
          <table:table-cell table:style-name="Table1.D8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  <table:table-cell table:style-name="Table1.F8" office:value-type="string">
            <text:p text:style-name="Table_20_Contents"/>
          </table:table-cell>
          <table:table-cell table:style-name="Table1.G8" office:value-type="string">
            <text:p text:style-name="Table_20_Contents"/>
          </table:table-cell>
          <table:table-cell table:style-name="Table1.H8" office:value-type="string">
            <text:p text:style-name="Table_20_Contents"/>
          </table:table-cell>
        </table:table-row>
      </table:table>
      <text:list xml:id="list231154871177482" text:continue-numbering="true" text:style-name="L5">
        <text:list-header>
          <text:p text:style-name="P20"/>
        </text:list-header>
        <text:list-item>
          <text:p text:style-name="P20">Each space is reflected as area placeholder, and placed in the spanning tree.</text:p>
        </text:list-item>
      </text:list>
      <text:h text:style-name="Heading_20_4" text:outline-level="4"/>
      <text:h text:style-name="Heading_20_2" text:outline-level="2"><text:bookmark-start text:name="__RefHeading___Toc146_1064105988"/>Object placer<text:bookmark-end text:name="__RefHeading___Toc146_1064105988"/></text:h>
      <text:h text:style-name="Heading_20_3" text:outline-level="3"><text:bookmark-start text:name="__RefHeading___Toc148_1064105988"/>Create a list of objects to be placed in the maze<text:bookmark-end text:name="__RefHeading___Toc148_1064105988"/></text:h>
      <text:p text:style-name="P21">Not all object are allowed on the board. Object placer has the list of allowed elements on a board.</text:p>
      <text:h text:style-name="Heading_20_3" text:outline-level="3"><text:bookmark-start text:name="__RefHeading___Toc150_1064105988"/>Search the maze for appropriate spaces<text:bookmark-end text:name="__RefHeading___Toc150_1064105988"/></text:h>
      <text:p text:style-name="P21">Use Spanning tree of area placeholders to find area of requested surface <text:span text:style-name="T4">rSf</text:span><text:span text:style-name="T5">. Since the maze is random, the spaces will be more or less of different sizes, therefore it is difficult to find spaces with exact surface. </text:span></text:p>
      <text:p text:style-name="P21"><text:span text:style-name="T5">The search should look for spaces bigger than requested and smaller than requested tolerance. Then out of these spaces should be one picked randomly and returned.</text:span></text:p>
      <text:h text:style-name="Heading_20_3" text:outline-level="3"><text:bookmark-start text:name="__RefHeading___Toc152_1064105988"/><text:span text:style-name="T2">V</text:span>alidate a spot, if it is acceptable for an object<text:bookmark-end text:name="__RefHeading___Toc152_1064105988"/></text:h>
      <text:p text:style-name="P21">Areas can be very tricky. It is because they can contain some children areas, which contain walls.</text:p>
      <text:p text:style-name="P21">To reduce that interferance, we use the spanning tree, to locate all the last children (the childless ones), and creates a list of all steppable points in those areas.</text:p>
      <text:p text:style-name="P21"><text:soft-page-break/>Then every point is examined if it can be placed on a board.</text:p>
      <text:p text:style-name="P21">The first thing is that the newly created element must not block the door. </text:p>
      <text:p text:style-name="P21">Objects cannot group in clusters that cannot be moved, collected. </text:p>
      <text:p text:style-name="P26">Decorators take no place, so they can be placed anywhere.</text:p>
      <text:h text:style-name="Heading_20_3" text:outline-level="3"><text:bookmark-start text:name="__RefHeading___Toc154_1064105988"/>Recalculate the surfaces in the search tree<text:bookmark-end text:name="__RefHeading___Toc154_1064105988"/></text:h>
      <text:h text:style-name="Heading_20_3" text:outline-level="3"><text:bookmark-start text:name="__RefHeading___Toc156_1064105988"/>Select objects to be placed randomly with certin probablilities.<text:bookmark-end text:name="__RefHeading___Toc156_1064105988"/></text:h>
      <text:h text:style-name="Heading_20_1" text:outline-level="1">Garbage Collector</text:h>
      <text:p text:style-name="P27">Garbage collector is responsible for disposing the board elements from the memory. </text:p>
      <text:p text:style-name="P27">Every chamber on delete would use garbageCollector.</text:p>
      <text:p text:style-name="P27">There is only one garbageCollector.</text:p>
      <text:p text:style-name="P27">Garbage collector can have a locking mechanism for disposal of the elements, for error protection, locked elements would not be swept from <text:s/>the memory unless the lock is lifted, or locking elements were also disposed.</text:p>
      <text:p text:style-name="P28">Garbage collecto<text:span text:style-name="T9">r</text:span> is purged manually by calling purge method on garbage collector instance.</text:p>
      <text:h text:style-name="Heading_20_1" text:outline-level="1"><text:bookmark-start text:name="__RefHeading___Toc131_1064105988"/>Mechanics <text:bookmark-end text:name="__RefHeading___Toc131_1064105988"/></text:h>
      <text:h text:style-name="Heading_20_2" text:outline-level="2"><text:bookmark-start text:name="__RefHeading___Toc158_1064105988"/>Bare element interface<text:bookmark-end text:name="__RefHeading___Toc158_1064105988"/></text:h>
      <text:p text:style-name="P27">Bare element should expose some api, so the game can be animated. All elements share the same api, and on some universal level we should all treat the same way.</text:p>
      <text:p text:style-name="P27"/>
      <text:h text:style-name="P10" text:outline-level="3">GetType</text:h>
      <text:p text:style-name="P27">Returns an object type</text:p>
      <text:h text:style-name="Heading_20_3" text:outline-level="3">GetSubtype</text:h>
      <text:p text:style-name="P27">Returns an object subtype</text:p>
      <text:h text:style-name="Heading_20_3" text:outline-level="3">SetSubtype</text:h>
      <text:p text:style-name="P27">Sets object subtype.</text:p>
      <text:h text:style-name="Heading_20_3" text:outline-level="3">GetDirection</text:h>
      <text:p text:style-name="P27">Gets a direction of an element.</text:p>
      <text:h text:style-name="Heading_20_3" text:outline-level="3">SetDirection</text:h>
      <text:p text:style-name="P27">Sets a direction of an element</text:p>
      <text:h text:style-name="P10" text:outline-level="3"><text:soft-page-break/>Unstomp</text:h>
      <text:p text:style-name="P27">If we consider situation Element A is stepping on B. Unstomp run on B would remove relation from B to A, but would not remove relation from A to B, for that you need to perform unstep on A.</text:p>
      <text:h text:style-name="Heading_20_3" text:outline-level="3">GetStomper</text:h>
      <text:p text:style-name="P27">Get element standing on the element.</text:p>
      <text:h text:style-name="Heading_20_3" text:outline-level="3">Stomp</text:h>
      <text:p text:style-name="P27">Sets the link to element stepping on the element. Can be used to react on being stepped upon.</text:p>
      <text:h text:style-name="Heading_20_3" text:outline-level="3">StepOnElement</text:h>
      <text:p text:style-name="P27">Steps on designated element. If was stepping on other element, it is removed from the board, and then placed on the destination element.</text:p>
      <text:p text:style-name="P27">It sets all necessary links.</text:p>
      <text:h text:style-name="Heading_20_3" text:outline-level="3">Remove Element</text:h>
      <text:p text:style-name="P27">Removes element from the attached board. </text:p>
      <text:p text:style-name="P27">It takes care of the elements that are stood upon, and elements standing on the element.</text:p>
      <text:p text:style-name="P27">When removed element is the last in the spot on the board, new empty element is created and placed in the spot, to avoid nulls.</text:p>
      <text:h text:style-name="Heading_20_3" text:outline-level="3">Dispose Element</text:h>
      <text:p text:style-name="P27">It uses removeElement method and also if necessary removes itself from inventory, if collected.</text:p>
      <text:p text:style-name="P27">Adds the element to garbageCollector, for later disposal from the memory.</text:p>
      <text:h text:style-name="Heading_20_3" text:outline-level="3">Dispose unsafe</text:h>
      <text:p text:style-name="P27">This is used on chamber disposal, it does not recreate any object when NULL reached.</text:p>
      <text:h text:style-name="Heading_20_2" text:outline-level="2"><text:bookmark-start text:name="__RefHeading___Toc160_1064105988"/>Non steppable<text:bookmark-end text:name="__RefHeading___Toc160_1064105988"/></text:h>
      <text:h text:style-name="Heading_20_2" text:outline-level="2"><text:bookmark-start text:name="__RefHeading___Toc162_1064105988"/>Killable<text:bookmark-end text:name="__RefHeading___Toc162_1064105988"/></text:h>
      <text:h text:style-name="Heading_20_2" text:outline-level="2"><text:bookmark-start text:name="__RefHeading___Toc164_1064105988"/>Destroyable<text:bookmark-end text:name="__RefHeading___Toc164_1064105988"/></text:h>
      <text:h text:style-name="Heading_20_2" text:outline-level="2"><text:bookmark-start text:name="__RefHeading___Toc166_1064105988"/>Mechanical<text:bookmark-end text:name="__RefHeading___Toc166_1064105988"/></text:h>
      <text:h text:style-name="Heading_20_2" text:outline-level="2"><text:bookmark-start text:name="__RefHeading___Toc168_1064105988"/>Interactive<text:bookmark-end text:name="__RefHeading___Toc168_1064105988"/></text:h>
      <text:h text:style-name="Heading_20_1" text:outline-level="1"><text:bookmark-start text:name="__RefHeading___Toc133_1064105988"/>Sound<text:bookmark-end text:name="__RefHeading___Toc133_1064105988"/></text:h>
      <text:p text:style-name="P25"><office:annotation office:name="__Annotation__179_1064105988" loext:resolved="false"><dc:creator>Unknown Author</dc:creator><dc:date>2022-11-15T22:47:59.966983829</dc:date><text:p text:style-name="P30"><text:span text:style-name="T10">https://ffainelli.github.io/openal-example/</text:span></text:p></office:annotation>We will be using OpenAL -soft to handle sounds.<office:annotation-end office:name="__Annotation__179_1064105988"/></text:p>
      <text:p text:style-name="P25"><text:soft-page-break/>We define a listener in the <office:annotation office:name="__Annotation__183_1064105988" loext:resolved="false"><dc:creator>Unknown Author</dc:creator><dc:date>2022-11-15T22:53:19.168904912</dc:date><text:p text:style-name="P30"><text:span text:style-name="T10">Player would be easier</text:span></text:p></office:annotation>middle of the viewport<office:annotation-end office:name="__Annotation__183_1064105988"/> and above the board. </text:p>
      <text:p text:style-name="P25">We will play sounds of samples that are in the defined neighboorhood.</text:p>
      <text:p text:style-name="P25">Only sounds from currently displayed board are played. </text:p>
      <text:p text:style-name="P25">We will play music as other sounds. We will have a decorator, that will play only music. The decorators will be spread in the board in some large distance.</text:p>
      <text:p text:style-name="P25">The player should hear the nearest sound decorator.</text:p>
      <text:p text:style-name="P23"/>
      <text:p text:style-name="P24"/>
      <text:h text:style-name="Heading_20_2" text:outline-level="2"><text:bookmark-start text:name="__RefHeading___Toc135_1064105988"/>Other<text:bookmark-end text:name="__RefHeading___Toc135_1064105988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15T23:11:53.764464971</dc:date>
    <meta:editing-duration>PT3H6M13S</meta:editing-duration>
    <meta:editing-cycles>18</meta:editing-cycles>
    <meta:generator>LibreOffice/7.4.2.3$Linux_X86_64 LibreOffice_project/40$Build-3</meta:generator>
    <meta:document-statistic meta:table-count="1" meta:image-count="0" meta:object-count="0" meta:page-count="10" meta:paragraph-count="149" meta:word-count="1256" meta:character-count="7211" meta:non-whitespace-character-count="6100"/>
  </office:meta>
</office:document-meta>
</file>